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FreeSerif" fo:font-size="20pt" officeooo:rsid="000e8fa7" officeooo:paragraph-rsid="000e8fa7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FreeSerif" fo:font-size="20pt" officeooo:rsid="000f16c9" officeooo:paragraph-rsid="000f16c9" style:font-size-asian="17.5pt" style:font-size-complex="20pt"/>
    </style:style>
    <style:style style:name="P3" style:family="paragraph" style:parent-style-name="Standard">
      <style:paragraph-properties fo:text-align="start" style:justify-single-word="false"/>
      <style:text-properties style:font-name="FreeSerif" fo:font-size="20pt" officeooo:rsid="000e8fa7" officeooo:paragraph-rsid="000e8fa7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style:font-name="FreeSerif" fo:font-size="20pt" officeooo:rsid="00104c3b" officeooo:paragraph-rsid="00104c3b" style:font-size-asian="17.5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FreeSerif" fo:font-size="20pt" officeooo:rsid="001055de" officeooo:paragraph-rsid="001055de" style:font-size-asian="17.5pt" style:font-size-complex="20pt"/>
    </style:style>
    <style:style style:name="P6" style:family="paragraph" style:parent-style-name="Standard">
      <style:paragraph-properties fo:text-align="start" style:justify-single-word="false"/>
      <style:text-properties style:font-name="FreeSerif" fo:font-size="20pt" officeooo:rsid="00106b15" officeooo:paragraph-rsid="00106b15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FreeSerif" fo:font-size="20pt" officeooo:rsid="0011da16" officeooo:paragraph-rsid="0011da16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style:font-name="FreeSerif" fo:font-size="20pt" officeooo:rsid="00124edd" officeooo:paragraph-rsid="00124edd" style:font-size-asian="17.5pt" style:font-size-complex="20pt"/>
    </style:style>
    <style:style style:name="T1" style:family="text">
      <style:text-properties officeooo:rsid="001055d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= Version control system , cource code management (sistem mengelola perubahan sebuah dokumen)</text:p>
      <text:p text:style-name="P1"/>
      <text:p text:style-name="P1">1.kenapa pake vcs? Problem seringnya revisi (pengelolaan file) atau versi</text:p>
      <text:p text:style-name="P1"/>
      <text:p text:style-name="P1">ketika bikin project disimpen aja di kompi tapi kalau rame rame gimana? </text:p>
      <text:p text:style-name="P1"/>
      <text:p text:style-name="P1">2.Tiap komputer ada source code berbeda dong, kolaborasi lah solusinya.</text:p>
      <text:p text:style-name="P1"/>
      <text:p text:style-name="P1">3. sharing produk</text:p>
      <text:p text:style-name="P1"/>
      <text:p text:style-name="P1"/>
      <text:p text:style-name="P1">VCS = </text:p>
      <text:p text:style-name="P1">1. menyimpan rekaman atau perubahan data.</text:p>
      <text:p text:style-name="P1">2. kolaborasi lebih baik.</text:p>
      <text:p text:style-name="P1">3. mengetahui siapa yg melakukan perubahan</text:p>
      <text:p text:style-name="P1">4. kemungkinan kita kembali ke awal pembuatan</text:p>
      <text:p text:style-name="P1"/>
      <text:p text:style-name="P1"/>
      <text:p text:style-name="P1">Git = VCS terdistribusi untuk mengelola file dalam folder.</text:p>
      <text:p text:style-name="P1"><text:tab/></text:p>
      <text:p text:style-name="P1">Foldernya itu = Repository</text:p>
      <text:p text:style-name="P2"/>
      <text:p text:style-name="P2">Riwayat perubahan dengan menggunakan COMMIT</text:p>
      <text:p text:style-name="P1"/>
      <text:p text:style-name="P4">setiap ada commit ada codenya dan siapa kapan dan pesannya commitnya</text:p>
      <text:p text:style-name="P4"/>
      <text:p text:style-name="P4">merge= penggabungan 2 buah branch </text:p>
      <text:p text:style-name="P4"/>
      <text:p text:style-name="P4"><text:soft-page-break/>Github = website</text:p>
      <text:p text:style-name="P4"/>
      <text:p text:style-name="P4">upload sama bikin file, filenya bisa dikelola di komputer kita.</text:p>
      <text:p text:style-name="P4"/>
      <text:p text:style-name="P4">Layanan cloud untuk menyimpan dan mengelola file, <text:span text:style-name="T1">bisa melakukan hal yg sama di lokal.</text:span></text:p>
      <text:p text:style-name="P4"/>
      <text:p text:style-name="P5">Git : </text:p>
      <text:p text:style-name="P5">Github : online, website menggunakan git</text:p>
      <text:p text:style-name="P5"/>
      <text:p text:style-name="P6">repo : folder project kita</text:p>
      <text:p text:style-name="P6">commit : rekaman / snapshot dari repo</text:p>
      <text:p text:style-name="P6">hash : penanda pada sebuah commit</text:p>
      <text:p text:style-name="P6">checkout : pindah commit</text:p>
      <text:p text:style-name="P6">branch : cabang dari commit</text:p>
      <text:p text:style-name="P6">merge : menggabungkan branch</text:p>
      <text:p text:style-name="P6">remote : sumber memiliki repo</text:p>
      <text:p text:style-name="P6">clone : mengambil repo dari remote</text:p>
      <text:p text:style-name="P6">push : mengirimkan commit ke repo</text:p>
      <text:p text:style-name="P6">pull : mengambil commit dari repo</text:p>
      <text:p text:style-name="P6"/>
      <text:p text:style-name="P6"/>
      <text:p text:style-name="P7">Branc : cabang</text:p>
      <text:p text:style-name="P7"/>
      <text:p text:style-name="P7">brancing :</text:p>
      <text:p text:style-name="P7">-membuat git branch</text:p>
      <text:p text:style-name="P7">-membuat snapshot tanpa mengganggu jalur utama</text:p>
      <text:p text:style-name="P7">-fitur experimental</text:p>
      <text:p text:style-name="P7">-dua orang di project yg sama</text:p>
      <text:p text:style-name="P7"/>
      <text:p text:style-name="P7"/>
      <text:p text:style-name="P8"/>
      <text:p text:style-name="P8"/>
      <text:p text:style-name="P8"><text:soft-page-break/>fork/forking</text:p>
      <text:p text:style-name="P8"/>
      <text:p text:style-name="P8">-membuat copy / duplikat dari repo orang lain</text:p>
      <text:p text:style-name="P8">-jembatan antara repo original dan duplikat</text:p>
      <text:p text:style-name="P8">-modifikasi terhadap repo original</text:p>
      <text:p text:style-name="P8">-berkontribusi pada repo orang lain</text:p>
      <text:p text:style-name="P8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5T14:19:16.557930427</meta:creation-date>
    <dc:date>2021-11-26T09:16:04.332683128</dc:date>
    <meta:editing-duration>PT7H13M37S</meta:editing-duration>
    <meta:editing-cycles>2</meta:editing-cycles>
    <meta:generator>LibreOffice/7.2.2.2$Linux_X86_64 LibreOffice_project/20$Build-2</meta:generator>
    <meta:document-statistic meta:table-count="0" meta:image-count="0" meta:object-count="0" meta:page-count="3" meta:paragraph-count="42" meta:word-count="243" meta:character-count="1540" meta:non-whitespace-character-count="1333"/>
  </office:meta>
</office:document-meta>
</file>